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65cm" draw:marker-end-width="0.65cm" draw:fill="solid" draw:fill-color="#e6e6e6" draw:textarea-horizontal-align="left" draw:textarea-vertical-align="top" fo:padding-top="0.35cm" fo:padding-bottom="0.35cm" fo:padding-left="0.35cm" fo:padding-right="0.35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1cm" draw:marker-start-width="0.35cm" draw:marker-end-width="0.35cm" draw:fill="solid" draw:fill-color="#b3b3b3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svg:stroke-width="0.2cm" svg:stroke-color="#000000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svg:stroke-width="0.2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32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'Trebuchet MS'" style:font-family-generic="swiss" style:font-pitch="variable" fo:font-size="32pt"/>
    </style:style>
    <style:style style:name="T2" style:family="text">
      <style:text-properties fo:font-family="'Trebuchet MS'" style:font-family-generic="swiss" style:font-pitch="variable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0.691cm" svg:height="15.5cm" svg:x="13.95cm" svg:y="1cm">
          <text:p text:style-name="P1"><text:span text:style-name="T1">Effect Block</text:span></text:p>
        </draw:rect>
        <draw:rect draw:style-name="gr2" draw:text-style-name="P3" xml:id="id1" draw:id="id1" draw:layer="layout" svg:width="6.95cm" svg:height="4cm" svg:x="0cm" svg:y="3.5cm">
          <text:p text:style-name="P1"><text:span text:style-name="T2">Scene A </text:span></text:p>
          <text:p text:style-name="P1"><text:span text:style-name="T2">Voices</text:span></text:p>
        </draw:rect>
        <draw:rect draw:style-name="gr3" draw:text-style-name="P3" xml:id="id2" draw:id="id2" draw:layer="layout" svg:width="4cm" svg:height="4cm" svg:x="8.95cm" svg:y="3.5cm">
          <text:p text:style-name="P1"><text:span text:style-name="T2">HPF</text:span></text:p>
        </draw:rect>
        <draw:rect draw:style-name="gr2" draw:text-style-name="P3" xml:id="id3" draw:id="id3" draw:layer="layout" svg:width="5cm" svg:height="4cm" svg:x="15.641cm" svg:y="3.5cm">
          <text:p text:style-name="P1"><text:span text:style-name="T2">Insert</text:span></text:p>
          <text:p text:style-name="P1"><text:span text:style-name="T2">1</text:span></text:p>
        </draw:rect>
        <draw:connector draw:style-name="gr4" draw:text-style-name="P4" draw:layer="layout" svg:x1="6.95cm" svg:y1="5.5cm" svg:x2="8.95cm" svg:y2="5.5cm" draw:start-shape="id1" draw:start-glue-point="1" draw:end-shape="id2" draw:end-glue-point="3" svg:d="M6950 5500h2000">
          <text:p/>
        </draw:connector>
        <draw:connector draw:style-name="gr4" draw:text-style-name="P4" draw:layer="layout" svg:x1="12.95cm" svg:y1="5.5cm" svg:x2="15.641cm" svg:y2="5.5cm" draw:start-shape="id2" draw:start-glue-point="1" draw:end-shape="id3" draw:end-glue-point="3" svg:d="M12950 5500h2691">
          <text:p/>
        </draw:connector>
        <draw:rect draw:style-name="gr2" draw:text-style-name="P3" xml:id="id11" draw:id="id11" draw:layer="layout" svg:width="5cm" svg:height="2cm" svg:x="31.641cm" svg:y="6.5cm">
          <text:p text:style-name="P1"><text:span text:style-name="T2">Send 1</text:span></text:p>
        </draw:rect>
        <draw:rect draw:style-name="gr2" draw:text-style-name="P3" xml:id="id4" draw:id="id4" draw:layer="layout" svg:width="5cm" svg:height="4cm" svg:x="22.641cm" svg:y="3.5cm">
          <text:p text:style-name="P1"><text:span text:style-name="T2">Insert</text:span></text:p>
          <text:p text:style-name="P1"><text:span text:style-name="T2">2</text:span></text:p>
        </draw:rect>
        <draw:connector draw:style-name="gr4" draw:text-style-name="P4" draw:layer="layout" svg:x1="20.641cm" svg:y1="5.5cm" svg:x2="22.641cm" svg:y2="5.5cm" draw:start-shape="id3" draw:start-glue-point="1" draw:end-shape="id4" draw:end-glue-point="3" svg:d="M20641 5500h2000">
          <text:p/>
        </draw:connector>
        <draw:rect draw:style-name="gr2" draw:text-style-name="P3" xml:id="id9" draw:id="id9" draw:layer="layout" svg:width="5cm" svg:height="4cm" svg:x="41.641cm" svg:y="7cm">
          <text:p text:style-name="P1"><text:span text:style-name="T2">Master</text:span></text:p>
          <text:p text:style-name="P1"><text:span text:style-name="T2">1</text:span></text:p>
        </draw:rect>
        <draw:rect draw:style-name="gr2" draw:text-style-name="P3" xml:id="id5" draw:id="id5" draw:layer="layout" svg:width="6.95cm" svg:height="4cm" svg:x="0cm" svg:y="10.5cm">
          <text:p text:style-name="P1"><text:span text:style-name="T2">Scene B </text:span></text:p>
          <text:p text:style-name="P1"><text:span text:style-name="T2">Voices</text:span></text:p>
        </draw:rect>
        <draw:rect draw:style-name="gr3" draw:text-style-name="P3" xml:id="id6" draw:id="id6" draw:layer="layout" svg:width="4cm" svg:height="4cm" svg:x="8.95cm" svg:y="10.5cm">
          <text:p text:style-name="P1"><text:span text:style-name="T2">HPF</text:span></text:p>
        </draw:rect>
        <draw:rect draw:style-name="gr2" draw:text-style-name="P3" xml:id="id7" draw:id="id7" draw:layer="layout" svg:width="5cm" svg:height="4cm" svg:x="15.641cm" svg:y="10.5cm">
          <text:p text:style-name="P1"><text:span text:style-name="T2">Insert</text:span></text:p>
          <text:p text:style-name="P1"><text:span text:style-name="T2">1</text:span></text:p>
        </draw:rect>
        <draw:connector draw:style-name="gr4" draw:text-style-name="P4" draw:layer="layout" svg:x1="6.95cm" svg:y1="12.5cm" svg:x2="8.95cm" svg:y2="12.5cm" draw:start-shape="id5" draw:start-glue-point="1" draw:end-shape="id6" draw:end-glue-point="3" svg:d="M6950 12500h2000">
          <text:p/>
        </draw:connector>
        <draw:connector draw:style-name="gr4" draw:text-style-name="P4" draw:layer="layout" svg:x1="12.95cm" svg:y1="12.5cm" svg:x2="15.641cm" svg:y2="12.5cm" draw:start-shape="id6" draw:start-glue-point="1" draw:end-shape="id7" draw:end-glue-point="3" svg:d="M12950 12500h2691">
          <text:p/>
        </draw:connector>
        <draw:rect draw:style-name="gr2" draw:text-style-name="P3" xml:id="id8" draw:id="id8" draw:layer="layout" svg:width="5cm" svg:height="4cm" svg:x="22.641cm" svg:y="10.5cm">
          <text:p text:style-name="P1"><text:span text:style-name="T2">Insert</text:span></text:p>
          <text:p text:style-name="P1"><text:span text:style-name="T2">2</text:span></text:p>
        </draw:rect>
        <draw:connector draw:style-name="gr4" draw:text-style-name="P4" draw:layer="layout" svg:x1="20.641cm" svg:y1="12.5cm" svg:x2="22.641cm" svg:y2="12.5cm" draw:start-shape="id7" draw:start-glue-point="1" draw:end-shape="id8" draw:end-glue-point="3" svg:d="M20641 12500h2000">
          <text:p/>
        </draw:connector>
        <draw:rect draw:style-name="gr2" draw:text-style-name="P3" xml:id="id10" draw:id="id10" draw:layer="layout" svg:width="5cm" svg:height="2cm" svg:x="31.641cm" svg:y="9.5cm">
          <text:p text:style-name="P1"><text:span text:style-name="T2">Send 2</text:span></text:p>
        </draw:rect>
        <draw:connector draw:style-name="gr4" draw:text-style-name="P4" draw:layer="layout" draw:type="lines" draw:line-skew="9.45cm -1.45cm" svg:x1="27.641cm" svg:y1="5.5cm" svg:x2="41.641cm" svg:y2="9cm" draw:start-shape="id4" draw:start-glue-point="1" draw:end-shape="id9" draw:end-glue-point="3" svg:d="M27641 5500l14000 3500">
          <text:p/>
        </draw:connector>
        <draw:connector draw:style-name="gr4" draw:text-style-name="P4" draw:layer="layout" draw:type="lines" draw:line-skew="9.45cm -1.45cm" svg:x1="27.641cm" svg:y1="12.5cm" svg:x2="41.641cm" svg:y2="9cm" draw:start-shape="id8" draw:start-glue-point="1" draw:end-shape="id9" draw:end-glue-point="3" svg:d="M27641 12500l14000-3500">
          <text:p/>
        </draw:connector>
        <draw:connector draw:style-name="gr4" draw:text-style-name="P4" draw:layer="layout" draw:type="lines" draw:line-skew="0cm -1.617cm" svg:x1="36.641cm" svg:y1="10.5cm" svg:x2="41.641cm" svg:y2="9cm" draw:start-shape="id10" draw:start-glue-point="1" draw:end-shape="id9" draw:end-glue-point="3" svg:d="M36641 10500l5000-1500">
          <text:p/>
        </draw:connector>
        <draw:connector draw:style-name="gr4" draw:text-style-name="P4" draw:layer="layout" draw:type="lines" draw:line-skew="0cm -1.45cm" svg:x1="36.641cm" svg:y1="7.5cm" svg:x2="41.641cm" svg:y2="9cm" draw:start-shape="id11" draw:start-glue-point="1" draw:end-shape="id9" draw:end-glue-point="3" svg:d="M36641 7500l5000 1500">
          <text:p/>
        </draw:connector>
        <draw:rect draw:style-name="gr2" draw:text-style-name="P3" xml:id="id12" draw:id="id12" draw:layer="layout" svg:width="5cm" svg:height="4cm" svg:x="48.641cm" svg:y="7cm">
          <text:p text:style-name="P1"><text:span text:style-name="T2">Master</text:span></text:p>
          <text:p text:style-name="P1"><text:span text:style-name="T2">2</text:span></text:p>
        </draw:rect>
        <draw:connector draw:style-name="gr4" draw:text-style-name="P4" draw:layer="layout" svg:x1="46.641cm" svg:y1="9cm" svg:x2="48.641cm" svg:y2="9cm" draw:start-shape="id9" draw:start-glue-point="1" draw:end-shape="id12" draw:end-glue-point="3" svg:d="M46641 9000h2000">
          <text:p/>
        </draw:connector>
        <draw:connector draw:style-name="gr4" draw:text-style-name="P4" draw:layer="layout" svg:x1="53.641cm" svg:y1="9cm" svg:x2="56.471cm" svg:y2="8.988cm" draw:start-shape="id12" draw:start-glue-point="1" svg:d="M53641 9000l2830-12">
          <text:p/>
        </draw:connector>
        <draw:frame draw:style-name="gr5" draw:text-style-name="P5" draw:layer="layout" svg:width="4.5cm" svg:height="2.5cm" svg:x="9.45cm" svg:y="0cm">
          <draw:text-box>
            <text:p/>
          </draw:text-box>
        </draw:frame>
        <draw:connector draw:style-name="gr6" draw:text-style-name="P4" draw:layer="layout" draw:type="curve" svg:x1="27.641cm" svg:y1="5.5cm" svg:x2="31.641cm" svg:y2="7.5cm" draw:start-shape="id4" draw:start-glue-point="1" draw:end-shape="id11" draw:end-glue-point="3" svg:d="M27641 5500l4000 2000">
          <text:p/>
        </draw:connector>
        <draw:connector draw:style-name="gr7" draw:text-style-name="P4" draw:layer="layout" draw:type="curve" svg:x1="27.641cm" svg:y1="12.5cm" svg:x2="31.641cm" svg:y2="7.5cm" draw:start-shape="id8" draw:start-glue-point="1" draw:end-shape="id11" draw:end-glue-point="3" svg:d="M27641 12500l4000-5000">
          <text:p/>
        </draw:connector>
        <draw:connector draw:style-name="gr7" draw:text-style-name="P4" draw:layer="layout" draw:type="curve" svg:x1="27.641cm" svg:y1="5.5cm" svg:x2="31.641cm" svg:y2="10.5cm" draw:start-shape="id4" draw:start-glue-point="1" draw:end-shape="id10" draw:end-glue-point="3" svg:d="M27641 5500l4000 5000">
          <text:p/>
        </draw:connector>
        <draw:connector draw:style-name="gr7" draw:text-style-name="P4" draw:layer="layout" draw:type="curve" svg:x1="27.641cm" svg:y1="12.5cm" svg:x2="31.641cm" svg:y2="10.5cm" draw:start-shape="id8" draw:start-glue-point="1" draw:end-shape="id10" draw:end-glue-point="3" svg:d="M27641 12500l4000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